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2" style:family="paragraph" style:parent-style-name="Standard">
      <style:text-properties fo:font-size="12pt" fo:language="en" fo:country="US" style:font-size-asian="12pt" style:font-size-complex="12pt"/>
    </style:style>
    <style:style style:name="P13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be3fe" style:font-size-asian="14pt" style:font-size-complex="14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Heading_20_1" style:master-page-name="First_20_Page">
      <style:paragraph-properties style:page-number="auto"/>
      <style:text-properties officeooo:paragraph-rsid="001a7ab2"/>
    </style:style>
    <style:style style:name="P16" style:family="paragraph">
      <style:paragraph-properties style:writing-mode="lr-tb"/>
    </style:style>
    <style:style style:name="P17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officeooo:rsid="0007ca56"/>
    </style:style>
    <style:style style:name="T17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7202387501104" text:id="ct107202387501104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7202387500896" text:id="ct107202387500896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7202387500272" text:id="ct107202387500272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5" text:outline-level="1"><text:change text:change-id="ct107202387501104"/>Adopted as a NMRA <text:span text:style-name="T16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5">Adopted</text:span> column in the <text:span text:style-name="T14">Version History</text:span> table below.</text:p>
      <text:h text:style-name="Heading_20_1" text:outline-level="1"><text:change text:change-id="ct107202387500896"/><text:change-start text:change-id="ct107202387500272"/>Version History<text:change-end text:change-id="ct107202387500272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be3fe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3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24T17:31:48.110783714" text:date-adjust="PT1440H00M00S">Apr 25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Event Transport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TN-</text:span><text:span text:style-name="MT11">9.7.3.1</text:span><text:span text:style-name="MT12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8</meta:editing-cycles>
    <meta:editing-duration>PT19H53M22S</meta:editing-duration>
    <meta:generator>LibreOffice/4.4.0.3$MacOSX_X86_64 LibreOffice_project/de093506bcdc5fafd9023ee680b8c60e3e0645d7</meta:generator>
    <dc:date>2015-02-24T17:31:48.000414000</dc:date>
    <meta:printed-by>Bob Jacobsen</meta:printed-by>
    <meta:print-date>2010-09-15T08:46:04</meta:print-date>
    <meta:document-statistic meta:table-count="2" meta:image-count="0" meta:object-count="0" meta:page-count="1" meta:paragraph-count="14" meta:word-count="77" meta:character-count="462" meta:non-whitespace-character-count="392"/>
  </office:meta>
</office:document-meta>
</file>